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Roboto-Regular-webfont" svg:font-family="Roboto-Regular-webfont"/>
    <style:font-face style:name="arial" svg:font-family="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Roboto-Regular-webfont" fo:font-size="10.5pt" fo:letter-spacing="normal" fo:font-style="normal" fo:font-weight="normal"/>
    </style:style>
    <style:style style:name="T1" style:family="text">
      <style:text-properties fo:font-variant="normal" fo:text-transform="none" fo:color="#333333" style:font-name="Helvetica Neue" fo:font-size="12pt" fo:letter-spacing="normal" fo:font-style="normal" fo:font-weight="normal" style:font-size-asian="12pt" style:font-size-complex="12pt"/>
    </style:style>
    <style:style style:name="T2"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style:font-name="Helvetica Neue" fo:font-size="12pt" fo:letter-spacing="normal" fo:font-style="normal" style:font-size-asian="12pt" style:font-size-complex="12pt"/>
    </style:style>
    <style:style style:name="T4" style:family="text">
      <style:text-properties fo:font-variant="normal" fo:text-transform="none" style:use-window-font-color="true" style:font-name="Helvetica Neue" fo:font-size="12pt" fo:letter-spacing="normal" fo:font-style="normal" fo:font-weight="normal" style:font-size-asian="12pt" style:font-size-complex="12pt"/>
    </style:style>
    <style:style style:name="T5" style:family="text">
      <style:text-properties fo:font-variant="normal" fo:text-transform="none" fo:color="#000000" style:font-name="Helvetica Neue" fo:font-size="12pt" fo:letter-spacing="normal" fo:font-style="normal" fo:font-weight="normal" style:font-size-asian="12pt" style:font-size-complex="12pt"/>
    </style:style>
    <style:style style:name="T6" style:family="text">
      <style:text-properties fo:font-variant="normal" fo:text-transform="none" fo:color="#000000" style:font-name="Roboto-Regular-webfont" fo:font-size="10.5pt" fo:letter-spacing="normal" fo:font-style="normal" fo:font-weight="normal" style:font-size-asian="12pt" style:font-size-complex="12pt"/>
    </style:style>
    <style:style style:name="T7" style:family="text">
      <style:text-properties fo:font-variant="normal" fo:text-transform="none" fo:color="#222222" style:font-name="Helvetica Neue" fo:font-size="12pt" fo:letter-spacing="normal" fo:font-style="normal" fo:font-weight="normal" style:font-size-asian="12pt" style:font-size-complex="12pt"/>
    </style:style>
    <style:style style:name="T8" style:family="text">
      <style:text-properties fo:font-variant="normal" fo:text-transform="none" fo:color="#222222" style:font-name="Helvetica Neue" fo:font-size="9.75pt" fo:letter-spacing="normal" fo:font-style="normal" fo:font-weight="normal" style:font-size-asian="12pt" style:font-size-complex="12pt"/>
    </style:style>
    <style:style style:name="T9" style:family="text">
      <style:text-properties fo:font-variant="normal" fo:text-transform="none" fo:color="#222222" style:font-name="arial" fo:font-size="9.75pt" fo:letter-spacing="normal" fo:font-style="normal" fo:font-weight="normal" style:font-size-asian="12pt" style:font-size-complex="12pt"/>
    </style:style>
    <style:style style:name="T10" style:family="text">
      <style:text-properties style:font-name="Helvetica Neue" fo:font-size="12pt" style:font-size-asian="12pt" style:font-size-complex="12pt"/>
    </style:style>
    <style:style style:name="T11" style:family="text">
      <style:text-properties style:font-name="Helvetica Neue"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 CONDITIONS GENERALES DE VENTE »</text:span></text:p>
      <text:p text:style-name="P1"><text:span text:style-name="T1">Dernière mise à jour : 12/06/2017</text:span></text:p>
      <text:p text:style-name="P1"><text:span text:style-name="T1"/></text:p>
      <text:p text:style-name="P1"><text:span text:style-name="T1">Toute commande en ligne suppose l’acceptation sans réserve par le Client des présentes Conditions Générales de Vente (CGV).</text:span><text:span text:style-name="T10"><text:line-break/><text:line-break/></text:span><text:span text:style-name="T1">Le site www.mapetiteepicerie.fr est accessible par le Client 24/24, 7/7 et toute l’année, sauf en cas d’opérations de maintenance.</text:span><text:span text:style-name="T10"><text:line-break/></text:span></text:p>
      <text:p text:style-name="P1"><text:span text:style-name="T10"><text:line-break/></text:span><text:span text:style-name="T2">ARTICLE 1 – IDENTIFICATION DES PARTIES</text:span><text:span text:style-name="T10"><text:line-break/><text:line-break/>• </text:span><text:span text:style-name="T2">1.1 LE VENDEUR</text:span><text:span text:style-name="T10"><text:line-break/><text:line-break/></text:span><text:span text:style-name="T4">Ouazzan Abdelmajid - </text:span><text:span text:style-name="T5"> Affaire Personnelle Commerçant</text:span><text:span text:style-name="T4"> </text:span></text:p>
      <text:p text:style-name="P3">9 places Marie Noël - 89240 DIGES - FRANCE</text:p>
      <text:p text:style-name="P1"><text:span text:style-name="T10"><text:line-break/>• </text:span><text:span text:style-name="T2">1.2 LE CLIENT</text:span><text:span text:style-name="T10"><text:line-break/><text:line-break/></text:span><text:span text:style-name="T1">Il s’agit de toutes personnes physiques non commerçantes âgées d’au moins 18 ans et ayant la capacité juridique de contracter. Le Client est un consommateur qui réside en France Métropolitaine.</text:span><text:span text:style-name="T10"><text:line-break/><text:line-break/></text:span><text:span text:style-name="T2">ARTICLE 2 - OBJET DES CGV</text:span><text:span text:style-name="T10"><text:line-break/><text:line-break/></text:span><text:span text:style-name="T1">Les présentes CGV régissent les relations entre le Client et le Vendeur pour toute commande passée par le Client sur le site www.mapetiteepicerie.fr</text:span><text:span text:style-name="T10"><text:line-break/><text:line-break/></text:span><text:span text:style-name="T1">Le Client peut sauvegarder et/ou imprimer les CGV. Celles-ci expriment l’intégralité des obligations et des droits des parties. Elles régissent toutes les étapes nécessaires à la passation et au suivi de la commande.</text:span><text:span text:style-name="T10"><text:line-break/><text:line-break/></text:span><text:span text:style-name="T1">Par conséquent, au moment de finaliser et confirmer chacune de ses commandes, en cliquant « valider ma commande » et ayant au préalable coché la case « J’accepte les Conditions Générales de Vente », le Client reconnaît en avoir pris connaissance et matérialise son acceptation sans réserve des présentes CGV qui sont valables pour la durée nécessaire à la fourniture des produits jusqu’à l’extinction de leurs garanties.</text:span><text:span text:style-name="T10"><text:line-break/><text:line-break/></text:span><text:span text:style-name="T2">ARTICLE 3 - MODIFICATION DES CGV</text:span><text:span text:style-name="T10"><text:line-break/><text:line-break/></text:span><text:span text:style-name="T1">Les CGV peuvent faire l’objet de modifications à tout moment. Dans ce cas, les conditions applicables sont celles en vigueur sur le site www.mapetiteepicerie.fr au jour de passation de la commande par le Client. Le Client est donc invité à les consulter régulièrement.</text:span></text:p>
      <text:p text:style-name="P1"><text:span text:style-name="T10"><text:line-break/></text:span><text:span text:style-name="T1">La dernière date de mise à jour des CGV est indiquée sous le titre « CONDITIONS GENERALES DE VENTE ».</text:span><text:span text:style-name="T10"><text:line-break/><text:line-break/></text:span><text:span text:style-name="T2">ARTICLE 4 – CARACTERISTIQUES ESSENTIELLES DES PRODUITS</text:span><text:span text:style-name="T10"><text:line-break/><text:line-break/></text:span><text:soft-page-break/><text:span text:style-name="T11">• </text:span><text:span text:style-name="T2">4.1 LES PRODUITS CONCERNES</text:span><text:span text:style-name="T10"><text:line-break/><text:line-break/></text:span><text:span text:style-name="T1">Les produits proposés par le Vendeur au Client sont des produits alimentaires, de la vie quotidienne. (Épicerie salée, épicerie sucrée, boulangerie, boissons, produits frais, produits surgelés, fruits et légumes, hygiène, produits bébé, produits entretien, produits nettoyage).</text:span><text:span text:style-name="T10"><text:line-break/><text:line-break/></text:span><text:span text:style-name="T11">• </text:span><text:span text:style-name="T2">4.2 CONSULTATION DES CARATERISTIQUES DES PRODUITS</text:span><text:span text:style-name="T10"><text:line-break/><text:line-break/></text:span><text:span text:style-name="T1">Chaque produit est accompagné d’un descriptif indiquant notamment la marque, la dénomination de vente, la quantité, le prix et les autres caractéristiques essentielles dudit produit. Le descriptif est accessible au Client avant la prise de commande.</text:span><text:span text:style-name="T10"><text:line-break/><text:line-break/></text:span><text:span text:style-name="T1">Ces indications détaillées ne sauraient être exhaustives et ne peuvent en aucun cas engager la responsabilité du Vendeur. Pour une information complète, le Client est invité à se référer à l'étiquetage du produit lors - de son retrait et/ou avant toute consommation et pourra exercer son droit de rétractation lors du retrait de sa commande ou ultérieurement dans les conditions précisées à l'article « Droit de rétractation » s'il n'était pas satisfait des produits commandés ou pour toute autre raison.</text:span><text:span text:style-name="T10"><text:line-break/><text:line-break/></text:span><text:span text:style-name="T1">En outre, certains produits peuvent être accompagnés de photographies les illustrant, les produits présentés reproduisant fidèlement les produits proposés au Client. Toutefois, les éventuelles variations dans la représentation des produits n’engagent pas la responsabilité du Vendeur.</text:span><text:span text:style-name="T10"><text:line-break/><text:line-break/></text:span><text:span text:style-name="T11">• </text:span><text:span text:style-name="T2">4.3 DUREE DE L’OFFRE ET DISPONIBILITE DES PRODUITS</text:span><text:span text:style-name="T10"><text:line-break/><text:line-break/></text:span><text:span text:style-name="T1">Les offres sont valables pour la durée de leur mise en ligne et dans la limite des stocks disponibles. Un produit devenu indisponible est indiqué comme tel, sachant que le produit peut devenir indisponible entre le moment où le Client l’a ajouté dans son panier et le moment où il a validé sa commande.</text:span><text:span text:style-name="T10"><text:line-break/><text:line-break/></text:span><text:span text:style-name="T1">En cas d'indisponibilité d’un produit commandé, et donc de commande incomplète lors du retrait, le Vendeur en informera le Client et procédera à son remboursement dans les plus brefs délais ou à l’émission d’un avoir.</text:span><text:span text:style-name="T10"><text:line-break/><text:line-break/></text:span><text:span text:style-name="T11">• </text:span><text:span text:style-name="T2">4.4 ZONE GEOGRAPHIQUE DE COUVERTURE DE LIVRAISON DES PRODUITS</text:span><text:span text:style-name="T10"><text:line-break/><text:line-break/></text:span><text:span text:style-name="T1">Lors de la validation de sa commande, le Client pourra choisir le retrait en magasin ou la livraison à domicile (si disponible).</text:span><text:span text:style-name="T10"><text:line-break/><text:line-break/></text:span><text:span text:style-name="T1">Le retrait de la commande ne pourra s’effectuer que sur le site de retrait indiqués sur le site </text:span><text:a xlink:type="simple" xlink:href="http://www.mapetiteepicerie.fr/">www.mapetiteepicerie.fr</text:a><text:span text:style-name="T1"> (soit au 9 place Marie Noël – 89240 Diges</text:span><text:span text:style-name="T6">).</text:span></text:p>
      <text:p text:style-name="P1"><text:span text:style-name="T10"><text:line-break/></text:span><text:span text:style-name="T2">ARTICLE 5 –CONDITIONS ET MODALITES DE PASSATION DE LA COMMANDE</text:span><text:span text:style-name="T10"><text:line-break/><text:line-break/></text:span><text:span text:style-name="T11">• </text:span><text:span text:style-name="T2">5.1 LE COMPTE CLIENT</text:span><text:span text:style-name="T10"><text:line-break/><text:line-break/><text:tab/></text:span><text:span text:style-name="T2">5.1.1 Création</text:span></text:p>
      <text:p text:style-name="P1"><text:soft-page-break/><text:span text:style-name="T10"><text:line-break/></text:span><text:span text:style-name="T1">Le Client peut, préalablement à toute commande, créer un compte client en saisissant son identifiant : Adresse mail et son mot de passe (et en complétant la fiche d'inscription).</text:span><text:span text:style-name="T10"><text:line-break/><text:line-break/></text:span><text:span text:style-name="T1">A chaque nouvelle visite du site www.mapetiteepicerie.fr, s’il a créé un compte, le Client peut s'identifier grâce à l'association de son identifiant et de son mot de passe. L'association de ces deux éléments vaut preuve de l'identité du Client.</text:span><text:span text:style-name="T10"><text:line-break/><text:line-break/></text:span><text:span text:style-name="T1">Le Client reste responsable de son identifiant et de son mot de passe. En cas de perte de son mot de passe, le Client peut cliquer sur « mot de passe oublié ? » pour obtenir l'envoi automatique d'un e-mail avec un mot de passe temporaire, lui permettant d’initialiser son mot de passe.</text:span><text:span text:style-name="T10"><text:line-break/><text:line-break/></text:span><text:span text:style-name="T2">Le Client est également invité à fournir un certain nombre d'informations indispensables pour la prise en compte de la commande et de son exécution (civilité, prénom, nom, adresse de facturation, numéro de téléphone, email). En conséquence, le défaut de fourniture de ces informations, qui correspondent aux champs marqués d’un astérisque, équivaut à renoncer à la création d’un compte.</text:span><text:span text:style-name="T10"><text:line-break/><text:line-break/></text:span><text:span text:style-name="T1">Le Client s’engage à informer le Vendeur de tout changement concernant ces informations via la rubrique « Mon compte sur le sitewww.mapetiteepicerie.fr».</text:span><text:span text:style-name="T10"><text:line-break/><text:line-break/></text:span><text:span text:style-name="T1">Le Client reste seul responsable des conséquences de l’utilisation de son compte, et ce jusqu’à la désactivation de celui-ci.</text:span><text:span text:style-name="T10"><text:line-break/><text:line-break/><text:tab/></text:span><text:span text:style-name="T2">5.1.2 Désactivation</text:span><text:span text:style-name="T10"><text:line-break/><text:line-break/></text:span><text:span text:style-name="T1">Le Client qui souhaite désactiver son compte le fera via la rubrique « Mon compte ».</text:span><text:span text:style-name="T10"><text:line-break/><text:line-break/></text:span><text:span text:style-name="T1">En cas de fraude ou de non respect des CGV par le Client, le Vendeur se réserve la faculté de désactiver, de plein droit et sans indemnité, le compte du Client sans avoir à respecter de préavis.</text:span><text:span text:style-name="T10"><text:line-break/><text:line-break/>• </text:span><text:span text:style-name="T2">5.2 VALIDATION DE LA COMMANDE</text:span><text:span text:style-name="T10"><text:line-break/><text:line-break/></text:span><text:span text:style-name="T1">Pour effectuer sa commande, le Client peut ajouter des produits à son « panier », ou en supprimer pour corriger d'éventuelles erreurs.</text:span><text:span text:style-name="T10"><text:line-break/><text:line-break/></text:span><text:span text:style-name="T1">Une fois l’ajout des produits à son « panier » terminé, et avant de valider définitivement sa commande et de procéder à son règlement, le Client va cliquer sur « Finaliser ma commande ». Il aura ensuite le choix de la date et de l'horaire de retrait, ou de livraison. Il se verra proposer un récapitulatif de l’ensemble de sa commande. Il pourra ainsi vérifier le détail de sa commande (produits, quantités, frais de livraison, prix total TTC) et est en mesure de corriger d'éventuelles erreurs en revenant sur le détail de sa commande.</text:span><text:span text:style-name="T10"><text:line-break/><text:line-break/></text:span><text:span text:style-name="T1">Le Client confirmera sa commande en cliquant sur « Valider ma commande » et procédera à son paiement.</text:span><text:span text:style-name="T10"><text:line-break/><text:line-break/>• </text:span><text:span text:style-name="T2">5.3 CONFIRMATION DE LA COMMANDE</text:span><text:span text:style-name="T10"><text:line-break/></text:span></text:p>
      <text:p text:style-name="P1"><text:soft-page-break/><text:span text:style-name="T1">Après avoir finalisé et validé sa commande en ligne, le Client recevra confirmation de sa commande par e-mail.</text:span><text:span text:style-name="T10"><text:line-break/><text:line-break/></text:span><text:span text:style-name="T1">La vente ne sera conclue qu'à compter de ce moment.</text:span><text:span text:style-name="T10"><text:line-break/><text:line-break/></text:span><text:span text:style-name="T1">L’e-mail de confirmation comprend le détail de la commande du Client et un lien pour accéder à sa facture ou à son bon de commande. Le Client a la responsabilité de le ou la télécharger et/ou de l’imprimer dans la rubrique « Mon compte - mes commandes».</text:span><text:span text:style-name="T10"><text:line-break/><text:line-break/></text:span><text:span text:style-name="T1">L’e-mail de confirmation de commande récapitule le numéro de référence de la commande, les produits commandés par le Client et leurs prix TTC, les modalités de livraison, les modalités et l'adresse à laquelle le Client peut faire part d'éventuelles questions concernant sa commande.</text:span><text:span text:style-name="T10"><text:line-break/><text:line-break/></text:span><text:span text:style-name="T1">Toute nouvelle commande du Client ne sera acceptée par le Vendeur qu'après règlement complet et régulier par le Client des sommes dues au titre de ses commandes précédentes. En outre, dans le cas d’une commande non réglée totalement ou partiellement par le Client, et devant être réglée avant la livraison, le Vendeur s’engage à en informer le Client par e-mail et à lui demander d’y remédier. A défaut de réponse ou de solution avant la date de retrait par le Vendeur, ce dernier se réserve le droit de ne pas honorer la commande, d’annuler les commandes en cours et/ou de suspendre le compte du Client. De plus, le Vendeur s’autorise à suspendre toute commande en cas de refus d’autorisation de paiement de la part des organismes financiers.</text:span><text:span text:style-name="T10"><text:line-break/><text:line-break/></text:span><text:span text:style-name="T11">• </text:span><text:span text:style-name="T2">5.4 PREUVE</text:span><text:span text:style-name="T10"><text:line-break/><text:line-break/></text:span><text:span text:style-name="T1">Sauf preuve contraire, les données enregistrées dans le système informatisé du site www.mapetiteepicerie.fr et de l’espace propre au Client constituent la preuve de l’ensemble de la transaction passée entre le Vendeur et le Client.</text:span><text:span text:style-name="T10"><text:line-break/><text:line-break/></text:span><text:span text:style-name="T1">Tout récapitulatif de commande que le Client a procédé au paiement de la commande, ou validé une commande sans paiement par un « clic » sur « Valider ma commande » constitue un engagement irrévocable. Toutes les commandes font l’objet d’un e-mail de confirmation. Ce document, à conserver, constitue la preuve de votre commande et du contrat liant les parties. Le Vendeur procède systématiquement à un archivage des preuves de commandes et de facturations pouvant être produites en cas de nécessité.</text:span><text:span text:style-name="T10"><text:line-break/><text:line-break/>• </text:span><text:span text:style-name="T2">5.5 TRANSFERT DE PROPRIETE DES PRODUITS</text:span><text:span text:style-name="T10"><text:line-break/><text:line-break/></text:span><text:span text:style-name="T1">Les produits demeurent la propriété du Vendeur jusqu'au complet paiement du prix. La propriété est transférée au Client au moment du paiement et les risques sont transférés lors du retrait de la commande par le Client ou de la réception de la commande par le Client.</text:span><text:span text:style-name="T10"><text:line-break/><text:line-break/></text:span><text:span text:style-name="T2">ARTICLE 6 – PRIX ET MODALITES DE PAIEMENT</text:span><text:span text:style-name="T10"><text:line-break/><text:line-break/>• </text:span><text:span text:style-name="T2">6.1 PRIX DES PRODUITS</text:span><text:span text:style-name="T10"><text:line-break/><text:line-break/></text:span><text:span text:style-name="T1">Les prix des produits sont indiqués en euros toutes taxes françaises comprises.</text:span></text:p>
      <text:p text:style-name="P1"><text:soft-page-break/><text:span text:style-name="T10"><text:line-break/></text:span><text:span text:style-name="T1">Le Vendeur se réserve le droit de modifier ses prix à tout moment mais les produits seront facturés sur la base du tarif en vigueur au moment de la validation de la commande.</text:span><text:span text:style-name="T10"><text:line-break/><text:line-break/></text:span><text:span text:style-name="T1">Le prix facturé au Client est le prix total TTC indiqué sur la confirmation de commande adressée par le Vendeur.</text:span><text:span text:style-name="T10"><text:line-break/><text:line-break/>• </text:span><text:span text:style-name="T2">6.2 FRAIS DE LIVRAISON</text:span><text:span text:style-name="T10"><text:line-break/><text:line-break/></text:span><text:span text:style-name="T1">Les prix des produits n’incluent pas le tarif de la livraison. Ces tarifs seront indiqués, en fonction de la destination, dans le récapitulatif de la commande et avant sa validation par le Client.</text:span><text:span text:style-name="T10"><text:line-break/><text:line-break/>• </text:span><text:span text:style-name="T2">6.3 MODALITES DE PAIEMENT</text:span><text:span text:style-name="T10"><text:line-break/><text:line-break/></text:span><text:span text:style-name="T1">Toutes les commandes sont payables en euros.</text:span><text:span text:style-name="T10"><text:line-break/><text:line-break/></text:span><text:span text:style-name="T1">Le Client peut choisir de régler la commande :</text:span><text:span text:style-name="T10"><text:line-break/></text:span><text:span text:style-name="T1">- Immédiatement, par carte bancaire ou paypal, sur le site du partenaire bancaire du Vendeur dans un environnement sécurisé. Les cartes bancaires acceptées sont les cartes visa, American express, le paiement par carte bleue électronique. Le client renseigne le jour de la validation de sa commande : le numéro de sa carte bancaire, sa date d’expiration, son cryptogramme ainsi que le nom de son titulaire. Le paiement sera effectué à la commande.</text:span><text:span text:style-name="T10"><text:line-break/><text:line-break/></text:span><text:span text:style-name="T1">Le Client garantit au Vendeur que le moyen de paiement utilisé est en cours de validité et n’est pas issu d’une opération frauduleuse.</text:span><text:span text:style-name="T10"><text:line-break/><text:line-break/></text:span><text:span text:style-name="T11">• </text:span><text:span text:style-name="T2">6.4 SECURISATION DE LA PROCEDURE DE PAIEMENT</text:span><text:span text:style-name="T10"><text:line-break/><text:line-break/></text:span><text:span text:style-name="T1">Toutes les données de votre commande et de votre paiement sont envoyées de manière cryptées depuis votre ordinateur vers le Vendeur. Seul le Vendeur possède la clé de décryptage pour lire ces données et traiter votre commande.</text:span><text:span text:style-name="T10"><text:line-break/><text:line-break/></text:span><text:span text:style-name="T1">Pour savoir à quel moment vous vous trouvez en mode sécurité, un cadenas apparaît en bas à droite de votre écran.</text:span><text:span text:style-name="T10"><text:line-break/><text:line-break/></text:span><text:span text:style-name="T2">ARTICLE 7 – MODALITES DE LIVRAISON - DE RETRAIT DE LA COMMANDE</text:span><text:span text:style-name="T10"><text:line-break/><text:line-break/></text:span><text:span text:style-name="T1">Le Vendeur propose différents services de réception de la commande par le Client.</text:span><text:span text:style-name="T10"><text:line-break/></text:span></text:p>
      <text:p text:style-name="P1"><text:span text:style-name="T1">Le Client peut choisir :</text:span><text:span text:style-name="T10"><text:line-break/></text:span><text:span text:style-name="T1">- Le retrait <text:s/>à l'adresse indiquée sur le Bon de Commande.</text:span><text:span text:style-name="T10"><text:line-break/></text:span></text:p>
      <text:p text:style-name="P1"><text:span text:style-name="T1">Pour retirer sa commande le Client doit se présenter à l'adresse indiquée sur le Bon de </text:span></text:p>
      <text:p text:style-name="P1"><text:span text:style-name="T1">Commande, aux jour, date et créneaux horaires proposés par le Vendeur.</text:span><text:span text:style-name="T10"><text:line-break/></text:span></text:p>
      <text:p text:style-name="P1"><text:span text:style-name="T1">Au moment de retirer sa commande, le Client doit pouvoir fournir la preuve de son identité et présenter son Bon de Commande ou le numéro de référence de sa </text:span><text:soft-page-break/><text:span text:style-name="T1">commande.</text:span><text:span text:style-name="T10"><text:line-break/><text:line-break/></text:span><text:span text:style-name="T1">En raison de la recrudescence des fraudes à la carte bancaire, il pourra être demandé au Client à partir d'un certain montant, de fournir au moment du retrait de sa commande une pièce d'identité ou tout document pouvant justifier son identité. Le numéro de la plaque d'immatriculation du véhicule du Client pourra également être relevé. Ces deux numéros ne seront conservés que le temps de la réalisation de la transaction et seront immédiatement supprimés une fois le règlement complet et régulier du prix de la commande.</text:span><text:span text:style-name="T10"><text:line-break/><text:line-break/></text:span><text:span text:style-name="T1">Lors de la réception de sa commande, le Client doit s'assurer de sa conformité.</text:span><text:span text:style-name="T10"><text:line-break/><text:line-break/>Le</text:span><text:span text:style-name="T1"> délai de retrait de la commande par le Client au delà de la plage horaire prévue sur le point de retrait sera de 2 heures maximum (dans la limite des horaires d'ouverture de l'épicerie.</text:span><text:span text:style-name="T10"><text:line-break/><text:line-break/></text:span><text:span text:style-name="T2">ARTICLE 8 – DROIT DE RETRACTATION</text:span><text:span text:style-name="T10"><text:line-break/><text:line-break/></text:span><text:span text:style-name="T1">Le Client assure le contrôle de sa commande avec le Vendeur au moment du retrait et est en droit de refuser la commande à ce contrôle. Passé ce contrôle le Client considère sa commande comme conforme, et signe dans le registre du Vendeur pour attester son accord. Passé la réception de sa commande le consommateur ne peut plus exercer son droit de rétractation.</text:span><text:span text:style-name="T10"><text:line-break/><text:line-break/></text:span><text:span text:style-name="T2">ARTICLE 9 – GARANTIE</text:span><text:span text:style-name="T10"><text:line-break/><text:line-break/></text:span><text:span text:style-name="T1">Le Client bénéficie de la garantie légale attachée aux produits vendus sur son site, dans les conditions des articles L. 211-4 à -14 du Code de la Consommation et des articles 1641 à 1649 du Code Civil.</text:span><text:span text:style-name="T10"><text:line-break/><text:line-break/></text:span><text:span text:style-name="T2">ARTICLE 10 – SERVICE CLIENTS</text:span><text:span text:style-name="T10"><text:line-break/><text:line-break/></text:span><text:span text:style-name="T1">Pour toute question ou information, le Client pourra contacter le service Clients du Vendeur :</text:span><text:span text:style-name="T10"><text:line-break/></text:span><text:span text:style-name="T1">- par téléphone : </text:span><text:span text:style-name="T7">03 86 32 07 80</text:span><text:span text:style-name="T1"> (prix d’un appel local depuis un poste fixe) ;</text:span><text:span text:style-name="T10"><text:line-break/></text:span><text:span text:style-name="T1">- par e-mail : contact@mapetiteepicerie.fr;</text:span><text:span text:style-name="T10"><text:line-break/></text:span><text:span text:style-name="T1">- par courrier : </text:span><text:span text:style-name="T4">Ouazzan Abdelmajid - </text:span><text:span text:style-name="T7">9 Place Marie Noël - 89240 Diges</text:span><text:span text:style-name="T1"> </text:span><text:span text:style-name="T10"><text:line-break/><text:line-break/></text:span><text:span text:style-name="T2">ARTICLE 11 – INFORMATIONS PERSONNELLES ET PROTECTION DES DONNEES A CARACTERE PERSONNEL</text:span><text:span text:style-name="T10"><text:line-break/><text:line-break/></text:span><text:span text:style-name="T1">Les informations et données fournies par le Client et collectées par le Vendeur sur le site www.mapetiteepicerie.fr (telles que notamment ses nom et prénom, ses coordonnées, le détail de ses commandes) sont traitées en toute confidentialité et sont sauvegardées dans une ou plusieurs bases de données centralisées au niveau du Vendeur.</text:span><text:span text:style-name="T10"><text:line-break/><text:line-break/></text:span><text:span text:style-name="T1">Les données à caractère personnel du Client, demandées par le Vendeur, responsable du traitement, sont nécessaires à l’enregistrement, au suivi et à l’archivage de ses commandes, à la gestion commerciale et marketing de son dossier et à la qualité de ses relations avec le Vendeur.</text:span></text:p>
      <text:p text:style-name="P1"><text:soft-page-break/><text:span text:style-name="T1"/></text:p>
      <text:p text:style-name="P1"><text:span text:style-name="T1">Les informations et données à caractère personnel du Client sont également conservées par le Vendeur à des fins de sécurité, afin de respecter les obligations légales et réglementaires, et de permettre la personnalisation des services proposés et des informations adressées au Client par le Vendeur.</text:span><text:span text:style-name="T10"><text:line-break/><text:line-break/></text:span><text:span text:style-name="T1">En vertu des dispositions de la loi Informatique et Libertés n° 78-17 du 6 janvier 1978 modifiée, le Client bénéficie d’un droit d’accès, de rectification, d’opposition et de suppression des données le concernant. Pour exercer ces droits, le Client doit adresser un courrier à l’adresse suivante : </text:span><text:span text:style-name="T4">Ouazzan Abdelmajid - </text:span><text:span text:style-name="T7">9 Place Marie Noël - 89240 Diges</text:span><text:span text:style-name="T1">.</text:span><text:span text:style-name="T10"><text:line-break/><text:line-break/></text:span><text:span text:style-name="T1">En fonction des choix émis par le Client lors de la création ou de la consultation de son compte, il sera susceptible de recevoir des offres du Vendeur, comme indiqués lors de la création de son compte.</text:span><text:span text:style-name="T10"><text:line-break/><text:line-break/></text:span><text:span text:style-name="T1">A tout moment le Client peut modifier les habilitations qu’il a communiquées à partir de son compte ou en contactant par e-mail le service Clients. Le Client peut notamment à tout moment se désabonner des lettres d’information ou refuser toutes sollicitations commerciales en cliquant sur le lien de désinscription figurant sur le message.</text:span><text:span text:style-name="T10"><text:line-break/><text:line-break/></text:span><text:span text:style-name="T2">ARTICLE 12 – PROPRIETE INTELLECTUELLE</text:span><text:span text:style-name="T10"><text:line-break/><text:line-break/></text:span><text:span text:style-name="T1">Les différents éléments du site : marques, contenus, illustrations et images, … sont protégés au titre du droit d’auteur, droit des marques, droit des brevets et droit à l’image.</text:span><text:span text:style-name="T10"><text:line-break/><text:line-break/></text:span><text:span text:style-name="T1">Toute détérioration, ainsi que, en l’absence d’autorisation, toute reproduction, téléchargement, copie, modification, utilisation commerciale, totale ou partielle, desdits éléments sont interdits et exposent son ou ses auteurs à des poursuites.</text:span><text:span text:style-name="T10"><text:line-break/><text:line-break/></text:span><text:span text:style-name="T2">ARTICLE 13 – RESPONSABILITE</text:span><text:span text:style-name="T10"><text:line-break/><text:line-break/></text:span><text:span text:style-name="T1">Le descriptif du produit est la seule source contractuelle. Les produits étant en constante évolution, le Vendeur peut modifier sans préavis les emballages des produits, la composition technique et les caractéristiques des références produits, qui ne sont données qu’à titre indicatif.</text:span><text:span text:style-name="T10"><text:line-break/><text:line-break/></text:span><text:span text:style-name="T1">La responsabilité du Vendeur ne pourra être engagée dans le cas où l'inexécution de ses obligations résulte d'un fait de force majeure.</text:span></text:p>
      <text:p text:style-name="P1"><text:span text:style-name="T10"><text:line-break/></text:span><text:span text:style-name="T1">Le Vendeur n’est tenu que d’une obligation de moyens en ce qui concerne le fonctionnement et la continuité du site.</text:span><text:span text:style-name="T10"><text:line-break/><text:line-break/></text:span><text:span text:style-name="T1">Le Client déclare accepter les caractéristiques et les limites d'un service en ligne, et en particulier reconnaître :</text:span><text:span text:style-name="T10"><text:line-break/></text:span><text:span text:style-name="T1">- qu'il a connaissance des aléas de la consultation en ligne, en particulier au regard des temps de réponse ;</text:span><text:span text:style-name="T10"><text:line-break/></text:span><text:span text:style-name="T1">- qu'il lui appartient de prendre toutes mesures nécessaires pour s'assurer que les caractéristiques techniques de son ordinateur et/ou de son réseau informatique lui permettent l'accès au site ;</text:span></text:p>
      <text:p text:style-name="P1"><text:soft-page-break/><text:span text:style-name="T1">- qu'il est seul responsable de ses accès sur Internet ;</text:span><text:span text:style-name="T10"><text:line-break/></text:span><text:span text:style-name="T1">- qu'il lui appartient de prendre toutes les mesures appropriées de façon à protéger ses propres données, données à caractère personnel, œuvres et/ou logiciels de la contamination par des éventuels virus informatiques circulant sur l'Internet ou contractés par tout autre moyen électronique ;</text:span><text:span text:style-name="T10"><text:line-break/></text:span><text:span text:style-name="T1">- que tout réseau télématique utilisé à des fins de transmission de données, peut connaître des périodes de saturation en raison de l’encombrement de la bande passante, des coupures dues à des incidents techniques ou à des interventions de maintenance, de décisions des sociétés gérant les dits réseaux ou tous autres événements indépendant de la volonté du Vendeur.</text:span><text:span text:style-name="T10"><text:line-break/><text:line-break/></text:span><text:span text:style-name="T1">Le Client est seul responsable de l’utilisation qu’il fait du service et ne saurait tenir responsable le Vendeur pour toute réclamation et/ou procédure faite à son encontre.</text:span><text:span text:style-name="T10"><text:line-break/><text:line-break/></text:span><text:span text:style-name="T2">ARTICLE 14 – DROIT APPLICABLE</text:span><text:span text:style-name="T10"><text:line-break/><text:line-break/></text:span><text:span text:style-name="T1">En cas de litige, une solution amiable sera recherchée avant tout recours juridictionnel. La recherche préalable d’une solution amiable n’interrompt pas les délais pour agir en garantie.</text:span><text:span text:style-name="T10"><text:line-break/><text:line-break/></text:span><text:span text:style-name="T1">Les présentes CGV sont soumises au droit français. Toutes les relations nées du fait de la connexion et/ou de l’utilisation du site www.mapetiteepicerie.fr sont soumises au droit français.</text:span><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Roboto-Regular-webfont" svg:font-family="Roboto-Regular-webfont"/>
    <style:font-face style:name="arial" svg:font-family="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8:51:24.29</meta:creation-date>
    <meta:document-statistic meta:table-count="0" meta:image-count="0" meta:object-count="0" meta:page-count="8" meta:paragraph-count="18" meta:word-count="2940" meta:character-count="18173"/>
    <dc:date>2017-06-08T19:33:16.93</dc:date>
    <meta:editing-duration>PT11M22S</meta:editing-duration>
    <meta:editing-cycles>1</meta:editing-cycles>
    <meta:generator>OpenOffice.org/3.4.1$Win32 OpenOffice.org_project/341m1$Build-9593</meta:generator>
  </office:meta>
</office:document-meta>
</file>